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'Helvetica Neue', Roboto, Arial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7f8fa" draw:opacity="100%"/>
      <style:paragraph-properties fo:background-color="#f7f8fa"/>
    </style:style>
    <style:style style:name="P2" style:family="paragraph" style:parent-style-name="Preformatted_20_Text">
      <style:text-properties fo:font-size="11pt" officeooo:rsid="00067719" officeooo:paragraph-rsid="00067719" style:font-size-asian="9.60000038146973pt" style:font-size-complex="11pt"/>
    </style:style>
    <style:style style:name="P3" style:family="paragraph" style:parent-style-name="Preformatted_20_Text">
      <loext:graphic-properties draw:fill="solid" draw:fill-color="#f7f8fa" draw:opacity="100%"/>
      <style:paragraph-properties fo:margin-top="0cm" fo:margin-bottom="0.499cm" loext:contextual-spacing="false" fo:background-color="#f7f8fa"/>
    </style:style>
    <style:style style:name="P4" style:family="paragraph" style:parent-style-name="Standard">
      <style:text-properties officeooo:rsid="0000bb52" officeooo:paragraph-rsid="0000bb52"/>
    </style:style>
    <style:style style:name="P5" style:family="paragraph" style:parent-style-name="Standard">
      <style:text-properties officeooo:rsid="0000bb52" officeooo:paragraph-rsid="0009da55"/>
    </style:style>
    <style:style style:name="P6" style:family="paragraph" style:parent-style-name="Standard">
      <style:text-properties officeooo:rsid="00026ea1" officeooo:paragraph-rsid="00026ea1"/>
    </style:style>
    <style:style style:name="P7" style:family="paragraph" style:parent-style-name="Standard">
      <style:text-properties officeooo:rsid="00026ea1" officeooo:paragraph-rsid="000418a9"/>
    </style:style>
    <style:style style:name="P8" style:family="paragraph" style:parent-style-name="Standard">
      <style:text-properties fo:font-variant="normal" fo:text-transform="none" fo:color="#16191f" style:font-name="Amazon Ember" fo:font-size="8.39999961853027pt" fo:letter-spacing="normal" fo:font-style="normal" fo:font-weight="normal" officeooo:rsid="00026ea1" officeooo:paragraph-rsid="00026ea1"/>
    </style:style>
    <style:style style:name="P9" style:family="paragraph" style:parent-style-name="Standard">
      <style:text-properties fo:font-variant="normal" fo:text-transform="none" fo:color="#16191f" style:font-name="Amazon Ember" fo:font-size="8.39999961853027pt" fo:letter-spacing="normal" fo:font-style="normal" fo:font-weight="normal" officeooo:paragraph-rsid="00047ec2"/>
    </style:style>
    <style:style style:name="P10" style:family="paragraph" style:parent-style-name="Standard">
      <style:text-properties fo:font-variant="normal" fo:text-transform="none" fo:color="#16191f" style:font-name="Amazon Ember" fo:font-size="8.39999961853027pt" fo:letter-spacing="normal" fo:font-style="normal" fo:font-weight="normal" officeooo:rsid="0005fccf" officeooo:paragraph-rsid="0005fccf"/>
    </style:style>
    <style:style style:name="P11" style:family="paragraph" style:parent-style-name="Standard">
      <style:text-properties fo:font-variant="normal" fo:text-transform="none" fo:color="#16191f" style:font-name="Amazon Ember" fo:font-size="8.39999961853027pt" fo:letter-spacing="normal" fo:font-style="normal" fo:font-weight="normal" officeooo:rsid="00065e22" officeooo:paragraph-rsid="00065e22"/>
    </style:style>
    <style:style style:name="P12" style:family="paragraph" style:parent-style-name="Standard">
      <style:text-properties fo:font-variant="normal" fo:text-transform="none" fo:color="#16191f" style:font-name="Amazon Ember" fo:font-size="8.39999961853027pt" fo:letter-spacing="normal" fo:font-style="normal" fo:font-weight="normal" officeooo:rsid="00067719" officeooo:paragraph-rsid="00067719"/>
    </style:style>
    <style:style style:name="P13" style:family="paragraph" style:parent-style-name="Standard">
      <style:text-properties fo:font-variant="normal" fo:text-transform="none" fo:color="#16191f" style:font-name="Amazon Ember" fo:font-size="12pt" fo:letter-spacing="normal" fo:font-style="normal" fo:font-weight="normal" officeooo:rsid="00067719" officeooo:paragraph-rsid="00067719" style:font-size-asian="10.5pt" style:font-size-complex="12pt"/>
    </style:style>
    <style:style style:name="P14" style:family="paragraph" style:parent-style-name="Standard">
      <style:text-properties fo:font-variant="normal" fo:text-transform="none" fo:color="#16191f" style:font-name="Amazon Ember" fo:font-size="11pt" fo:letter-spacing="normal" fo:font-style="normal" fo:font-weight="normal" officeooo:rsid="000777f3" officeooo:paragraph-rsid="000777f3" style:font-size-asian="9.60000038146973pt" style:font-size-complex="11pt"/>
    </style:style>
    <style:style style:name="P15" style:family="paragraph" style:parent-style-name="Standard">
      <style:text-properties fo:font-variant="normal" fo:text-transform="none" fo:color="#16191f" style:font-name="Amazon Ember" fo:font-size="11pt" fo:letter-spacing="normal" fo:font-style="normal" fo:font-weight="normal" officeooo:rsid="000828e1" officeooo:paragraph-rsid="000828e1" style:font-size-asian="9.60000038146973pt" style:font-size-complex="11pt"/>
    </style:style>
    <style:style style:name="P16" style:family="paragraph" style:parent-style-name="Standard">
      <style:text-properties fo:font-variant="normal" fo:text-transform="none" fo:color="#16191f" style:font-name="Amazon Ember" fo:font-size="11pt" fo:letter-spacing="normal" fo:font-style="normal" fo:font-weight="normal" officeooo:rsid="00084641" officeooo:paragraph-rsid="00084641" style:font-size-asian="9.60000038146973pt" style:font-size-complex="11pt"/>
    </style:style>
    <style:style style:name="P17" style:family="paragraph" style:parent-style-name="Standard">
      <style:text-properties fo:font-variant="normal" fo:text-transform="none" fo:color="#687078" style:font-name="Amazon Ember" fo:font-size="8.39999961853027pt" fo:letter-spacing="normal" fo:font-style="normal" fo:font-weight="normal" officeooo:rsid="00026ea1" officeooo:paragraph-rsid="00026ea1"/>
    </style:style>
    <style:style style:name="P18" style:family="paragraph" style:parent-style-name="Standard">
      <style:text-properties fo:font-variant="normal" fo:text-transform="none" fo:color="#bf0041" style:font-name="Amazon Ember" fo:font-size="8.39999961853027pt" fo:letter-spacing="normal" fo:font-style="normal" fo:font-weight="bold" officeooo:rsid="00067719" officeooo:paragraph-rsid="00067719" style:font-weight-asian="bold" style:font-weight-complex="bold"/>
    </style:style>
    <style:style style:name="P19" style:family="paragraph" style:parent-style-name="Standard">
      <style:text-properties officeooo:rsid="000418a9" officeooo:paragraph-rsid="000418a9"/>
    </style:style>
    <style:style style:name="P20" style:family="paragraph" style:parent-style-name="Standard">
      <style:text-properties officeooo:paragraph-rsid="00047ec2"/>
    </style:style>
    <style:style style:name="P21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00bb52" officeooo:paragraph-rsid="0000bb52" style:text-blinking="false" fo:background-color="#f1faff"/>
    </style:style>
    <style:style style:name="P22" style:family="paragraph" style:parent-style-name="Standard">
      <style:text-properties officeooo:rsid="0009da55" officeooo:paragraph-rsid="0009da55"/>
    </style:style>
    <style:style style:name="P23" style:family="paragraph" style:parent-style-name="Standard">
      <style:text-properties officeooo:paragraph-rsid="000aad0d"/>
    </style:style>
    <style:style style:name="P24" style:family="paragraph" style:parent-style-name="Standard">
      <style:text-properties officeooo:rsid="000adb81" officeooo:paragraph-rsid="000adb81"/>
    </style:style>
    <style:style style:name="P25" style:family="paragraph" style:parent-style-name="Standard">
      <style:text-properties officeooo:paragraph-rsid="000adb81"/>
    </style:style>
    <style:style style:name="P26" style:family="paragraph" style:parent-style-name="Standard">
      <style:text-properties officeooo:rsid="000e3fa5" officeooo:paragraph-rsid="000e3fa5"/>
    </style:style>
    <style:style style:name="P27" style:family="paragraph" style:parent-style-name="Standard">
      <style:text-properties officeooo:paragraph-rsid="000e3fa5"/>
    </style:style>
    <style:style style:name="P28" style:family="paragraph" style:parent-style-name="Standard">
      <style:text-properties officeooo:rsid="000fbeb4" officeooo:paragraph-rsid="000fbeb4"/>
    </style:style>
    <style:style style:name="P29" style:family="paragraph" style:parent-style-name="Standard">
      <style:text-properties officeooo:rsid="000fbeb4" officeooo:paragraph-rsid="000fcf2b"/>
    </style:style>
    <style:style style:name="P30" style:family="paragraph" style:parent-style-name="Standard">
      <style:text-properties officeooo:rsid="000fcf2b" officeooo:paragraph-rsid="000fcf2b"/>
    </style:style>
    <style:style style:name="P31" style:family="paragraph" style:parent-style-name="Standard">
      <style:text-properties officeooo:rsid="000fcf2b" officeooo:paragraph-rsid="000fd19e"/>
    </style:style>
    <style:style style:name="P32" style:family="paragraph" style:parent-style-name="Standard">
      <style:text-properties fo:font-weight="bold" officeooo:rsid="0000bb52" officeooo:paragraph-rsid="0000bb52" style:font-weight-asian="bold" style:font-weight-complex="bold"/>
    </style:style>
    <style:style style:name="P33" style:family="paragraph" style:parent-style-name="Standard">
      <style:text-properties fo:font-weight="bold" officeooo:rsid="000fbeb4" officeooo:paragraph-rsid="000fbeb4" style:font-weight-asian="bold" style:font-weight-complex="bold"/>
    </style:style>
    <style:style style:name="P34" style:family="paragraph" style:parent-style-name="Standard">
      <style:text-properties fo:font-weight="bold" officeooo:rsid="00101c2d" officeooo:paragraph-rsid="00101c2d" style:font-weight-asian="bold" style:font-weight-complex="bold"/>
    </style:style>
    <style:style style:name="P35" style:family="paragraph" style:parent-style-name="Standard">
      <style:text-properties officeooo:rsid="000fd19e" officeooo:paragraph-rsid="000fd19e"/>
    </style:style>
    <style:style style:name="P36" style:family="paragraph" style:parent-style-name="Standard">
      <style:text-properties officeooo:rsid="000fd19e" officeooo:paragraph-rsid="00101c2d"/>
    </style:style>
    <style:style style:name="P37" style:family="paragraph" style:parent-style-name="Standard">
      <style:text-properties officeooo:rsid="00101c2d" officeooo:paragraph-rsid="00101c2d"/>
    </style:style>
    <style:style style:name="P38" style:family="paragraph" style:parent-style-name="Standard">
      <style:text-properties officeooo:rsid="0011cfdb" officeooo:paragraph-rsid="0011cfdb"/>
    </style:style>
    <style:style style:name="P39" style:family="paragraph" style:parent-style-name="Standard">
      <style:text-properties fo:font-size="13pt" fo:font-weight="normal" officeooo:rsid="001f603a" officeooo:paragraph-rsid="0011cfdb" style:font-size-asian="11.3500003814697pt" style:font-weight-asian="normal" style:font-size-complex="13pt" style:font-weight-complex="normal"/>
    </style:style>
    <style:style style:name="P40" style:family="paragraph" style:parent-style-name="Standard">
      <style:text-properties fo:color="#000000" style:font-name="Liberation Serif" fo:font-size="13pt" fo:font-weight="normal" officeooo:rsid="001f603a" officeooo:paragraph-rsid="0011cfdb" style:font-size-asian="13pt" style:font-weight-asian="normal" style:font-size-complex="13pt" style:font-weight-complex="normal"/>
    </style:style>
    <style:style style:name="P41" style:family="paragraph" style:parent-style-name="Standard">
      <style:text-properties fo:color="#000000" fo:font-size="13pt" fo:font-weight="normal" officeooo:rsid="001f603a" officeooo:paragraph-rsid="0011cfdb" style:font-size-asian="11.3500003814697pt" style:font-weight-asian="normal" style:font-size-complex="13pt" style:font-weight-complex="normal"/>
    </style:style>
    <style:style style:name="P42" style:family="paragraph" style:parent-style-name="Text_20_body">
      <style:text-properties fo:font-variant="normal" fo:text-transform="none" fo:color="#4d5b7c" style:font-name="monospace" fo:font-size="8.39999961853027pt" fo:letter-spacing="normal" fo:font-style="normal" fo:font-weight="normal" officeooo:rsid="000777f3" officeooo:paragraph-rsid="000777f3" style:font-size-asian="9.60000038146973pt" style:font-size-complex="11pt"/>
    </style:style>
    <style:style style:name="P43" style:family="paragraph" style:parent-style-name="Standard">
      <style:text-properties officeooo:rsid="000e3fa5" officeooo:paragraph-rsid="000e3fa5"/>
    </style:style>
    <style:style style:name="P44" style:family="paragraph" style:parent-style-name="Standard">
      <style:text-properties officeooo:rsid="0011cfdb" officeooo:paragraph-rsid="0011cfdb"/>
    </style:style>
    <style:style style:name="P45" style:family="paragraph" style:parent-style-name="Standard">
      <style:text-properties fo:font-variant="normal" fo:text-transform="none" fo:color="#000000" style:font-name="Liberation Serif" fo:font-size="13pt" fo:letter-spacing="normal" fo:font-style="normal" fo:font-weight="normal" officeooo:rsid="001f603a" officeooo:paragraph-rsid="00150c0b" style:font-name-asian="Noto Sans Mono CJK SC" style:font-size-asian="11.3500003814697pt" style:font-weight-asian="normal" style:font-name-complex="Liberation Mono" style:font-size-complex="13pt" style:font-weight-complex="normal"/>
    </style:style>
    <style:style style:name="P46" style:family="paragraph" style:parent-style-name="Standard">
      <style:text-properties fo:font-variant="normal" fo:text-transform="none" fo:color="#4d5b7c" style:font-name="monospace" fo:font-size="8.39999961853027pt" fo:letter-spacing="normal" fo:font-style="normal" fo:font-weight="normal" officeooo:rsid="000777f3" officeooo:paragraph-rsid="0000bb52" style:font-size-asian="9.60000038146973pt" style:font-size-complex="11pt"/>
    </style:style>
    <style:style style:name="P47" style:family="paragraph" style:parent-style-name="Standard">
      <style:text-properties officeooo:rsid="00101c2d" officeooo:paragraph-rsid="00150c0b"/>
    </style:style>
    <style:style style:name="P48" style:family="paragraph" style:parent-style-name="Standard">
      <style:text-properties officeooo:rsid="00150c0b" officeooo:paragraph-rsid="00150c0b"/>
    </style:style>
    <style:style style:name="P49" style:family="paragraph" style:parent-style-name="Standard">
      <style:text-properties officeooo:rsid="0018dbb1" officeooo:paragraph-rsid="0018dbb1"/>
    </style:style>
    <style:style style:name="T1" style:family="text">
      <style:text-properties fo:font-variant="normal" fo:text-transform="none" fo:color="#16191f" style:font-name="Amazon Ember" fo:font-size="8.39999961853027pt" fo:letter-spacing="normal" fo:font-style="normal" fo:font-weight="normal"/>
    </style:style>
    <style:style style:name="T2" style:family="text">
      <style:text-properties fo:font-variant="normal" fo:text-transform="none" fo:color="#16191f" fo:letter-spacing="normal"/>
    </style:style>
    <style:style style:name="T3" style:family="text">
      <style:text-properties fo:font-variant="normal" fo:text-transform="none" fo:color="#5c4ee5" style:font-name="SFMono-Regular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1f2124" style:font-name="SFMono-Regular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style:font-name="Liberation Serif" fo:letter-spacing="normal" fo:font-style="normal"/>
    </style:style>
    <style:style style:name="T6" style:family="text">
      <style:text-properties fo:font-variant="normal" fo:text-transform="none" fo:color="#000000" style:font-name="Liberation Serif" fo:letter-spacing="normal" fo:font-style="normal" style:font-size-asian="13pt"/>
    </style:style>
    <style:style style:name="T7" style:family="text">
      <style:text-properties fo:font-variant="normal" fo:text-transform="none" fo:color="#000000" style:font-name="Liberation Serif" fo:letter-spacing="normal" fo:font-style="normal" officeooo:rsid="0011cfdb" style:font-size-asian="13pt"/>
    </style:style>
    <style:style style:name="T8" style:family="text">
      <style:text-properties fo:font-variant="normal" fo:text-transform="none" style:font-name="Liberation Serif" fo:letter-spacing="normal" fo:font-style="normal"/>
    </style:style>
    <style:style style:name="T9" style:family="text">
      <style:text-properties fo:font-variant="normal" fo:text-transform="none" style:font-name="Liberation Serif" fo:letter-spacing="normal" fo:font-style="normal" officeooo:rsid="0011cfdb"/>
    </style:style>
    <style:style style:name="T10" style:family="text">
      <style:text-properties style:text-line-through-style="none" style:text-line-through-type="none" style:text-underline-style="solid" style:text-underline-width="auto" style:text-underline-color="font-color" style:text-blinking="false" fo:background-color="#f1faff" loext:char-shading-value="0"/>
    </style:style>
    <style:style style:name="T11" style:family="text">
      <style:text-properties officeooo:rsid="00047ec2"/>
    </style:style>
    <style:style style:name="T12" style:family="text">
      <style:text-properties fo:color="#5c4ee5" style:font-name="SFMono-Regular" loext:padding="0cm" loext:border="none"/>
    </style:style>
    <style:style style:name="T13" style:family="text">
      <style:text-properties fo:color="#5c4ee5" loext:padding="0cm" loext:border="none"/>
    </style:style>
    <style:style style:name="T14" style:family="text">
      <style:text-properties fo:color="#1f2124" style:font-name="SFMono-Regular" loext:padding="0cm" loext:border="none"/>
    </style:style>
    <style:style style:name="T15" style:family="text">
      <style:text-properties fo:color="#525761" style:font-name="SFMono-Regular" loext:padding="0cm" loext:border="none"/>
    </style:style>
    <style:style style:name="T16" style:family="text">
      <style:text-properties fo:color="#08966b" loext:padding="0cm" loext:border="none"/>
    </style:style>
    <style:style style:name="T17" style:family="text">
      <style:text-properties officeooo:rsid="0009da55"/>
    </style:style>
    <style:style style:name="T18" style:family="text">
      <style:text-properties officeooo:rsid="000aad0d"/>
    </style:style>
    <style:style style:name="T19" style:family="text">
      <style:text-properties officeooo:rsid="000adb81"/>
    </style:style>
    <style:style style:name="T20" style:family="text">
      <style:text-properties officeooo:rsid="000ca98b"/>
    </style:style>
    <style:style style:name="T21" style:family="text">
      <style:text-properties officeooo:rsid="000e3fa5"/>
    </style:style>
    <style:style style:name="T22" style:family="text">
      <style:text-properties officeooo:rsid="000fcf2b"/>
    </style:style>
    <style:style style:name="T23" style:family="text">
      <style:text-properties officeooo:rsid="000fd19e"/>
    </style:style>
    <style:style style:name="T24" style:family="text">
      <style:text-properties officeooo:rsid="00101c2d"/>
    </style:style>
    <style:style style:name="T25" style:family="text">
      <style:text-properties officeooo:rsid="0010ffb2"/>
    </style:style>
    <style:style style:name="T26" style:family="text">
      <style:text-properties officeooo:rsid="00131039"/>
    </style:style>
    <style:style style:name="T27" style:family="text">
      <style:text-properties officeooo:rsid="00150c0b"/>
    </style:style>
    <style:style style:name="T28" style:family="text">
      <style:text-properties officeooo:rsid="00163b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Terraform</text:p>
      <text:p text:style-name="P4"/>
      <text:p text:style-name="P4"/>
      <text:p text:style-name="P22">For programmatical access to various aws resources, we need to create access key <text:span text:style-name="T19">for IAM user </text:span>in AWS. Steps are as below:</text:p>
      <text:p text:style-name="P22"/>
      <text:p text:style-name="P24">If you already have an IAM user, you can skip to step 5.</text:p>
      <text:p text:style-name="P5"><text:span text:style-name="T17">1. </text:span>Login to AWS console &gt;&gt; Services &gt;&gt; IAM <text:span text:style-name="T18">and click ‘add users’</text:span></text:p>
      <text:p text:style-name="P23"><text:span text:style-name="T18">2. Click next and select ‘</text:span><text:span text:style-name="T1">Attach policies directly’ </text:span></text:p>
      <text:p text:style-name="P23"><text:span text:style-name="T18">3. Under permission policies, select Administrator</text:span><text:span text:style-name="T19">Access</text:span></text:p>
      <text:p text:style-name="P24">4. Click ‘create user’</text:p>
      <text:p text:style-name="P24"/>
      <text:p text:style-name="P24">5. On the IAM &gt; Users interface, click on the username you just created.</text:p>
      <text:p text:style-name="P24">6. Select ‘security credentials’, under access keys section, you can find the ‘create access key’ option.</text:p>
      <text:p text:style-name="P24">7. Create and download the csv file containing the access key and secret key. <text:s/>We will be using the same access key and secret key for terraform and s3 functions.</text:p>
      <text:p text:style-name="P24"/>
      <text:p text:style-name="P24"/>
      <text:p text:style-name="P25"><text:span text:style-name="T19">Download the </text:span><text:span text:style-name="T20">main.tf file to your terraform server and change the ‘</text:span><text:span text:style-name="T21">access_key’</text:span><text:span text:style-name="T20"> </text:span><text:span text:style-name="T21">and ‘secret_key’ </text:span><text:span text:style-name="T20">values in that file </text:span><text:span text:style-name="T21">with the your access key created and downloaded to local system earlier.</text:span></text:p>
      <text:p text:style-name="P25"/>
      <text:p text:style-name="P26">1. change directory to the folder main.tf file is downloaded.</text:p>
      <text:p text:style-name="P26">2. run command:</text:p>
      <text:p text:style-name="P26"><text:tab/># terraform init</text:p>
      <text:p text:style-name="P26">3. once above command finishes, run:</text:p>
      <text:p text:style-name="P26"><text:tab/># terraform plan</text:p>
      <text:p text:style-name="P26">4. then run:</text:p>
      <text:p text:style-name="P26"><text:tab/># terraform apply</text:p>
      <text:p text:style-name="P26"/>
      <text:p text:style-name="P26">Once the terraform apply command is run and finishes, we can verify the details with the below command:</text:p>
      <text:p text:style-name="P26"><text:tab/># terraform show</text:p>
      <text:p text:style-name="P26"/>
      <text:p text:style-name="P28">for eg: run below command to get the public IP of the <text:span text:style-name="T25">created </text:span>server.</text:p>
      <text:p text:style-name="P28"/>
      <text:p text:style-name="P28"><text:tab/># terraform show | grep public_ip</text:p>
      <text:p text:style-name="P26"/>
      <text:p text:style-name="P28"/>
      <text:p text:style-name="P26">the main.tf file provided will create one ec2 instance, <text:s/>one rds instance with mysql engine, and an s3 bucket. A new key-pair with the name ‘tf-key-pair’ will be created and will be downloaded to the current working directory. </text:p>
      <text:p text:style-name="P27"/>
      <text:p text:style-name="P33">Ansible</text:p>
      <text:p text:style-name="P28"/>
      <text:p text:style-name="P29">Download the ansible-playbook directory to your ansible server. <text:span text:style-name="T22">Download the private key </text:span><text:span text:style-name="T21">‘tf-key-pair’ </text:span><text:span text:style-name="T22">created earlier and get the public IP of the server using the “terraform show” command.</text:span></text:p>
      <text:p text:style-name="P28"/>
      <text:p text:style-name="P30">On the ansible server, update the ansible hosts file with the ec2 instance IP address.</text:p>
      <text:p text:style-name="P30"/>
      <text:p text:style-name="P30">Open the file, /etc/ansible/hosts and add below two lines (replace the IP address with your ec2 instance IP)</text:p>
      <text:p text:style-name="P30"><text:soft-page-break/></text:p>
      <text:p text:style-name="P30">[webservers]</text:p>
      <text:p text:style-name="P30">wordpress-server ansible_host=35.175.234.125</text:p>
      <text:p text:style-name="P30"/>
      <text:p text:style-name="P30">Now for ansible to communicate to its slaves, ssh public key has to be added to ~/.ssh/authorizedkeys file in the slave server.</text:p>
      <text:p text:style-name="P30"/>
      <text:p text:style-name="P30">For that we create an ssh key-pair from the ansible server with the below command:</text:p>
      <text:p text:style-name="P30"/>
      <text:p text:style-name="P30"><text:tab/># ssh-keygen -t rsa</text:p>
      <text:p text:style-name="P30"/>
      <text:p text:style-name="P35"/>
      <text:p text:style-name="P30"/>
      <text:p text:style-name="P30">After that connect to the server using the <text:span text:style-name="T21">‘tf-key-pair’ </text:span>(make sure to update private key permission to 400.</text:p>
      <text:p text:style-name="P30"/>
      <text:p text:style-name="P30"><text:tab/><text:span text:style-name="T23"># ssh -i tf-key-pair </text:span><text:a xlink:type="simple" xlink:href="mailto:ubuntu@IP-AD-DR-RES" text:style-name="Internet_20_link" text:visited-style-name="Visited_20_Internet_20_Link"><text:span text:style-name="T23">ubuntu@IP-AD-DR-RES</text:span></text:a></text:p>
      <text:p text:style-name="P35"/>
      <text:p text:style-name="P35"/>
      <text:p text:style-name="P35">copy the ~/.ssh/id_rsa.pub content from the ansible server and paste it under the existing public keys in the ~/.ssh/authorizedkeys file. Save the file.</text:p>
      <text:p text:style-name="P35"/>
      <text:p text:style-name="P35">Ansible can now communicate with the slave using the key.</text:p>
      <text:p text:style-name="P35"/>
      <text:p text:style-name="P35"/>
      <text:p text:style-name="P31"/>
      <text:p text:style-name="P35">Now, change directory to ansible playbook folder we have downloaded, then execute the below command:</text:p>
      <text:p text:style-name="P35"/>
      <text:p text:style-name="P35"><text:tab/># ansible-playbook playbook.yml -l wordpress-instance -u ubuntu</text:p>
      <text:p text:style-name="P35"/>
      <text:p text:style-name="P36">The domain name specified in the ~/vars/default.yml <text:s/>is <text:s/>‘<text:span text:style-name="T22">mydomain.com’ </text:span><text:span text:style-name="T24">so you may need to update the/etc/hosts file with the IP and domain to view the wodpress site.</text:span></text:p>
      <text:p text:style-name="P31"/>
      <text:p text:style-name="P24"/>
      <text:p text:style-name="P24"/>
      <text:p text:style-name="P24"/>
      <text:p text:style-name="P24"/>
      <text:p text:style-name="P34">BASH Script</text:p>
      <text:p text:style-name="P24"/>
      <text:p text:style-name="P38"/>
      <text:p text:style-name="P38">For AWS cli to work <text:span text:style-name="T26">properly </text:span>in the script, we need to install and configure it on the LAMP server.</text:p>
      <text:p text:style-name="P40">run below commands to install aws cli on your LAMP server.</text:p>
      <text:p text:style-name="P39"><text:span text:style-name="Source_20_Text"><text:span text:style-name="T7">#</text:span></text:span><text:span text:style-name="Source_20_Text"><text:span text:style-name="T6"> curl "https://awscli.amazonaws.com/awscli-exe-linux-x86_64.zip" -o "awscliv2.zip" </text:span></text:span></text:p>
      <text:p text:style-name="P39"><text:span text:style-name="Source_20_Text"><text:span text:style-name="T7">#</text:span></text:span><text:span text:style-name="Source_20_Text"><text:span text:style-name="T6"> unzip awscliv2.zip </text:span></text:span></text:p>
      <text:p text:style-name="P39"><text:span text:style-name="Source_20_Text"><text:span text:style-name="T7">#</text:span></text:span><text:span text:style-name="Source_20_Text"><text:span text:style-name="T6"> sudo ./aws/install</text:span></text:span></text:p>
      <text:p text:style-name="P39"><text:span text:style-name="Source_20_Text"><text:span text:style-name="T6"/></text:span></text:p>
      <text:p text:style-name="P39"><text:span text:style-name="Source_20_Text"><text:span text:style-name="T7">Once installed we need to configure it with the below command:</text:span></text:span></text:p>
      <text:p text:style-name="P39"><text:span text:style-name="Source_20_Text"><text:span text:style-name="T7"/></text:span></text:p>
      <text:p text:style-name="P41"><text:span text:style-name="Source_20_Text"><text:span text:style-name="T9">#</text:span></text:span><text:span text:style-name="Source_20_Text"><text:span text:style-name="T8">aws configure</text:span></text:span></text:p>
      <text:p text:style-name="P41"><text:span text:style-name="Source_20_Text"><text:span text:style-name="T5"/></text:span></text:p>
      <text:p text:style-name="P41"><text:soft-page-break/><text:span text:style-name="Source_20_Text"><text:span text:style-name="T9">Provide the below details to configure it properly:</text:span></text:span></text:p>
      <text:p text:style-name="P41"><text:span text:style-name="Source_20_Text"><text:span text:style-name="T9"/></text:span></text:p>
      <text:p text:style-name="P41"><text:span text:style-name="Source_20_Text"><text:span text:style-name="T8">AWS Access Key ID --</text:span></text:span><text:span text:style-name="Source_20_Text"><text:span text:style-name="T9">&gt; your access key created earlier</text:span></text:span></text:p>
      <text:p text:style-name="P41"><text:span text:style-name="Source_20_Text"><text:span text:style-name="T8">AWS Secret Access Key --</text:span></text:span><text:span text:style-name="Source_20_Text"><text:span text:style-name="T9">&gt; Secret key </text:span></text:span></text:p>
      <text:p text:style-name="P41"><text:span text:style-name="Source_20_Text"><text:span text:style-name="T8">Default region name <text:s/>--</text:span></text:span><text:span text:style-name="Source_20_Text"><text:span text:style-name="T9">&gt; us-east-2</text:span></text:span></text:p>
      <text:p text:style-name="P41"><text:span text:style-name="Source_20_Text"><text:span text:style-name="T8">Default output format <text:s/>--</text:span></text:span><text:span text:style-name="Source_20_Text"><text:span text:style-name="T9">&gt; json</text:span></text:span></text:p>
      <text:p text:style-name="P41"><text:span text:style-name="Source_20_Text"><text:span text:style-name="T9"/></text:span></text:p>
      <text:p text:style-name="P45"><text:span text:style-name="Source_20_Text"/></text:p>
      <text:p text:style-name="P47"><text:span text:style-name="T27">For mysql to work without password within the script, we need to add the username, password for the mysqldump and </text:span><text:span text:style-name="T28">for </text:span><text:span text:style-name="T27">mysql client.</text:span></text:p>
      <text:p text:style-name="P47"/>
      <text:p text:style-name="P48">Open the mysql conf file located at:/etc/mysql/my.cnf and add below lines. Make sure to change the host with the endpoint of your rds instance.</text:p>
      <text:p text:style-name="P48"/>
      <text:p text:style-name="P47">[mysqldump]</text:p>
      <text:p text:style-name="P47">user = root</text:p>
      <text:p text:style-name="P47">password = mysql_root_password</text:p>
      <text:p text:style-name="P47"/>
      <text:p text:style-name="P47">[client]</text:p>
      <text:p text:style-name="P47">user = myrdsuser</text:p>
      <text:p text:style-name="P47">password = myrdspassword</text:p>
      <text:p text:style-name="P47">host = myrdsinstance.cj8roipihi.us-east-1.rds.amazonaws.com</text:p>
      <text:p text:style-name="P47"/>
      <text:p text:style-name="P49"/>
      <text:p text:style-name="P47">Create a folder /root/backup and download the bash script(backup.sh) to the folder.</text:p>
      <text:p text:style-name="P37"/>
      <text:p text:style-name="P37">Give the executable permission to the script with the below command:</text:p>
      <text:p text:style-name="P37"/>
      <text:p text:style-name="P37"><text:tab/># chmod +x backup.sh</text:p>
      <text:p text:style-name="P37"/>
      <text:p text:style-name="P37">Now run the backup script:</text:p>
      <text:p text:style-name="P37"/>
      <text:p text:style-name="P37"><text:tab/># sh backup.sh</text:p>
      <text:p text:style-name="P37"/>
      <text:p text:style-name="P37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'Helvetica Neue', Roboto, Arial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1T22:51:59.246337314</meta:creation-date>
    <dc:date>2023-05-04T19:52:08.151485405</dc:date>
    <meta:editing-duration>PT1H23M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66" meta:word-count="673" meta:character-count="4118" meta:non-whitespace-character-count="3494"/>
  </office:meta>
</office:document-meta>
</file>